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fffff" style:font-name="Droid Sans Mono" fo:font-size="10.5pt" fo:font-weight="normal" fo:background-color="#000000"/>
    </style:style>
    <style:style style:name="P2" style:family="paragraph" style:parent-style-name="Standard">
      <style:paragraph-properties style:line-height-at-least="0.198in"/>
      <style:text-properties fo:color="#7ca668" style:font-name="Droid Sans Mono" fo:font-size="10.5pt" fo:font-weight="normal" fo:background-color="#000000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08fc6a" officeooo:paragraph-rsid="0008fc6a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674ea7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7ca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0282fcb2-7fff-4809-2e03-832b0ca8c28a"/>Identifica y corrige los errores</text:p>
      <text:p text:style-name="Text_20_body"/>
      <text:p text:style-name="P6">&lt;html lang=es&gt; &lt;!--Faltaban comillas en el valor del atributo-- &gt;</text:p>
      <text:p text:style-name="P6">&lt;head&gt;</text:p>
      <text:p text:style-name="P7">&lt;meta charset=”UTF-65”&gt;</text:p>
      <text:p text:style-name="P8"> <text:span text:style-name="T1">&lt;meta name="viewport" content="Ejercicio HTML - Corrige los errores"&gt;</text:span></text:p>
      <text:p text:style-name="P7">&lt;meta name="viewport" content="width=device-width,initial-scale=1.0"&gt;</text:p>
      <text:p text:style-name="P6">&lt;/head&gt;</text:p>
      <text:p text:style-name="P6">&lt;title&gt;World Wide Web&lt;/title&gt;</text:p>
      <text:p text:style-name="P6">&lt;body&gt;</text:p>
      <text:p text:style-name="Text_20_body"/>
      <text:p text:style-name="P6">&lt;h1&gt;World Wide Web&lt;/h1&gt;</text:p>
      <text:p text:style-name="Text_20_body"/>
      <text:p text:style-name="P6">&lt;p&gt;</text:p>
      <text:p text:style-name="P6">En informática, la &lt;strong&gt;World Wide Web&lt;strong&gt; (WWW) o red informática mundial comúnmente conocida como la web, es un sistema de distribución de documentos de hipertexto o hipermedios interconectados y accesibles vía Internet. Con un navegador web, un usuario visualiza sitios web compuestos de páginas web que pueden contener texto, imágenes, vídeos u otros contenidos multimedia, y navega a través de esas páginas usando hiperenlaces.</text:p>
      <text:p text:style-name="Text_20_body"/>
      <text:p text:style-name="P6">&lt;h2&gt;Historia&lt;h2&gt;</text:p>
      <text:p text:style-name="Text_20_body"/>
      <text:p text:style-name="P6">&lt;p&gt;</text:p>
      <text:p text:style-name="P6">La web se desarrolló entre marzo de 1989 y diciembre de 1990 por el inglés Tim Berners-Lee con la ayuda del belga Robert Cailliau mientras trabajaban en el &lt;em&gt;CERN en Ginebra, Suiza, y publicado en 1992.</text:p>
      <text:p text:style-name="P6">&lt;/p&gt;</text:p>
      <text:p text:style-name="Text_20_body"/>
      <text:p text:style-name="P6">&lt;p&gt;Fuente: &lt;em&gt;Wikipedia&lt;/p&gt;&lt;/em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CORRECCIONES</text:p>
      <text:p text:style-name="P1"><text:span text:style-name="T2">&lt;</text:span><text:span text:style-name="T3">html</text:span> <text:span text:style-name="T4">lang</text:span>=<text:span text:style-name="T5">"es"</text:span><text:span text:style-name="T2">&gt;</text:span> <text:span text:style-name="T6">&lt;!--Faltaban comillas en el valor del atributo--&gt;</text:span> <text:span text:style-name="T6">&lt;!--Tenìa espacio entre el ultimo guion medio y el mayor que--&gt;</text:span></text:p>
      <text:p text:style-name="P1"><text:span text:style-name="T2">&lt;</text:span><text:span text:style-name="T3">head</text:span><text:span text:style-name="T2">&gt;</text:span></text:p>
      <text:p text:style-name="P1"><text:span text:style-name="T2">&lt;</text:span><text:span text:style-name="T3">meta</text:span> <text:span text:style-name="T4">charset</text:span>=<text:span text:style-name="T5">”UTF-8”</text:span><text:span text:style-name="T2">&gt;</text:span><text:span text:style-name="T6">&lt;!--El "UTF" estaba incorrecto, tenía 65--&gt;</text:span></text:p>
      <text:p text:style-name="P2">&lt;!--&lt;meta name="viewport" content="Ejercicio HTML - Corrige los errores"&gt;--&gt;&lt;!--Tiene la sintaxis del meta para poder indicar que será responsiva--&gt;</text:p>
      <text:p text:style-name="P1"><text:span text:style-name="T2">&lt;</text:span><text:span text:style-name="T3">meta</text:span> <text:span text:style-name="T4">name</text:span>=<text:span text:style-name="T5">"viewport"</text:span> <text:span text:style-name="T4">content</text:span>=<text:span text:style-name="T5">"width=device-width,initial-scale=1.0"</text:span><text:span text:style-name="T2">&gt;</text:span></text:p>
      <text:p text:style-name="P1"><text:span text:style-name="T2">&lt;</text:span><text:span text:style-name="T3">title</text:span><text:span text:style-name="T2">&gt;</text:span>World Wide Web<text:span text:style-name="T2">&lt;/</text:span><text:span text:style-name="T3">title</text:span><text:span text:style-name="T2">&gt;</text:span><text:span text:style-name="T6">&lt;!--Se encontraba en fuera de la etiqueta head--&gt;</text:span></text:p>
      <text:p text:style-name="P1"><text:span text:style-name="T2">&lt;/</text:span><text:span text:style-name="T3">head</text:span><text:span text:style-name="T2">&gt;</text:span></text:p>
      <text:p text:style-name="P3"/>
      <text:p text:style-name="P1"><text:span text:style-name="T2">&lt;</text:span><text:span text:style-name="T3">body</text:span><text:span text:style-name="T2">&gt;</text:span></text:p>
      <text:p text:style-name="P3"/>
      <text:p text:style-name="P1"><text:span text:style-name="T2">&lt;</text:span><text:span text:style-name="T3">h1</text:span><text:span text:style-name="T2">&gt;</text:span>World Wide Web<text:span text:style-name="T2">&lt;/</text:span><text:span text:style-name="T3">h1</text:span><text:span text:style-name="T2">&gt;</text:span></text:p>
      <text:p text:style-name="P3"/>
      <text:p text:style-name="P1"><text:span text:style-name="T2">&lt;</text:span><text:span text:style-name="T3">p</text:span><text:span text:style-name="T2">&gt;</text:span></text:p>
      <text:p text:style-name="P1">En informática, la <text:span text:style-name="T2">&lt;</text:span><text:span text:style-name="T3">strong</text:span><text:span text:style-name="T2">&gt;</text:span>World Wide Web<text:span text:style-name="T2">&lt;/</text:span><text:span text:style-name="T3">strong</text:span><text:span text:style-name="T2">&gt;</text:span><text:span text:style-name="T6">&lt;!--Le faltaba la diagonal--&gt;</text:span> (WWW) o red informática mundial comúnmente conocida como la web, es un sistema de distribución de documentos de hipertexto o hipermedios interconectados y accesibles vía Internet. Con un navegador web, un usuario visualiza sitios web compuestos de páginas web que pueden contener texto, imágenes, vídeos u otros contenidos multimedia, y navega a través de esas páginas usando hiperenlaces.</text:p>
      <text:p text:style-name="P1"><text:span text:style-name="T2">&lt;/</text:span><text:span text:style-name="T3">p</text:span><text:span text:style-name="T2">&gt;</text:span><text:span text:style-name="T6">&lt;!--Faltaba la etiqueta de cierre del parrfo--&gt;</text:span></text:p>
      <text:p text:style-name="P3"/>
      <text:p text:style-name="P1"><text:span text:style-name="T2">&lt;</text:span><text:span text:style-name="T3">h2</text:span><text:span text:style-name="T2">&gt;</text:span>Historia<text:span text:style-name="T2">&lt;/</text:span><text:span text:style-name="T3">h2</text:span><text:span text:style-name="T2">&gt;</text:span><text:span text:style-name="T6">&lt;!--Le faltaba la diagonal--&gt;</text:span> </text:p>
      <text:p text:style-name="P3"/>
      <text:p text:style-name="P1"><text:span text:style-name="T2">&lt;</text:span><text:span text:style-name="T3">p</text:span><text:span text:style-name="T2">&gt;</text:span></text:p>
      <text:p text:style-name="P1">La web se desarrolló entre marzo de 1989 y diciembre de 1990 por el inglés Tim Berners-Lee con la ayuda del belga Robert Cailliau mientras trabajaban en el <text:span text:style-name="T2">&lt;</text:span><text:span text:style-name="T3">em</text:span><text:span text:style-name="T2">&gt;</text:span>CERN<text:span text:style-name="T2">&lt;/</text:span><text:span text:style-name="T3">em</text:span><text:span text:style-name="T2">&gt;</text:span> en Ginebra, Suiza, y publicado en 1992.<text:span text:style-name="T6">&lt;!--Faltaba la etiqueta de cierre de "em"--&gt;</text:span></text:p>
      <text:p text:style-name="P1"><text:span text:style-name="T2">&lt;/</text:span><text:span text:style-name="T3">p</text:span><text:span text:style-name="T2">&gt;</text:span></text:p>
      <text:p text:style-name="P3"/>
      <text:p text:style-name="P1"><text:span text:style-name="T2">&lt;</text:span><text:span text:style-name="T3">p</text:span><text:span text:style-name="T2">&gt;</text:span>Fuente: <text:span text:style-name="T2">&lt;</text:span><text:span text:style-name="T3">em</text:span><text:span text:style-name="T2">&gt;</text:span>Wikipedia<text:span text:style-name="T2">&lt;/</text:span><text:span text:style-name="T3">em</text:span><text:span text:style-name="T2">&gt;&lt;/</text:span><text:span text:style-name="T3">p</text:span><text:span text:style-name="T2">&gt;</text:span><text:span text:style-name="T6">&lt;!--La etiquetas de cierre estaban en el orden incorrecto--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1T15:43:33.375744243</meta:creation-date>
    <dc:date>2024-09-11T16:06:30.284533996</dc:date>
    <meta:editing-duration>PT12M46S</meta:editing-duration>
    <meta:editing-cycles>1</meta:editing-cycles>
    <meta:document-statistic meta:table-count="0" meta:image-count="0" meta:object-count="0" meta:page-count="2" meta:paragraph-count="35" meta:word-count="364" meta:character-count="2499" meta:non-whitespace-character-count="2191"/>
    <meta:generator>LibreOffice/6.0.7.3$Linux_X86_64 LibreOffice_project/00m0$Build-3</meta:generator>
  </office:meta>
</office:document-meta>
</file>